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5cm" svg:height="1.5cm" svg:x="1cm" svg:y="1cm">
          <text:p text:style-name="P1">Demon.IsHi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cm" svg:height="2cm" svg:x="1cm" svg:y="3.5cm">
          <text:p text:style-name="P1">True/fal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25cm" svg:y1="3.5cm" svg:x2="4.25cm" svg:y2="2.5cm" draw:start-shape="id1" draw:start-glue-point="4" draw:end-shape="id2" draw:end-glue-point="2" svg:d="m4250 3500v-1000">
          <text:p/>
        </draw:connector>
        <draw:custom-shape draw:style-name="gr1" draw:text-style-name="P1" xml:id="id3" draw:id="id3" draw:layer="layout" svg:width="6cm" svg:height="1cm" svg:x="1cm" svg:y="7cm">
          <text:p text:style-name="P1">IsHit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cm" svg:y1="4.5cm" svg:x2="1cm" svg:y2="7.5cm" draw:start-shape="id1" draw:start-glue-point="5" draw:end-shape="id3" svg:d="m1000 4500h-501v3000h501">
          <text:p text:style-name="P1">true</text:p>
        </draw:connector>
        <draw:custom-shape draw:style-name="gr1" draw:text-style-name="P1" xml:id="id4" draw:id="id4" draw:layer="layout" svg:width="5cm" svg:height="1cm" svg:x="8cm" svg:y="7cm">
          <text:p text:style-name="P1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5cm" svg:y1="4.5cm" svg:x2="10.5cm" svg:y2="7cm" draw:start-shape="id1" draw:start-glue-point="7" draw:end-shape="id4" draw:end-glue-point="4" svg:d="m7500 4500h3000v2500">
          <text:p text:style-name="P1">false</text:p>
        </draw:connector>
        <draw:custom-shape draw:style-name="gr1" draw:text-style-name="P1" xml:id="id5" draw:id="id5" draw:layer="layout" svg:width="8cm" svg:height="2.5cm" svg:x="3.5cm" svg:y="10.5cm">
          <text:p text:style-name="P1">Demon_Health &lt;= 5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cm" svg:y1="8cm" svg:x2="7.5cm" svg:y2="10.5cm" draw:start-shape="id3" draw:start-glue-point="6" draw:end-shape="id5" draw:end-glue-point="4" svg:d="m4000 8000v1251h3500v1249">
          <text:p/>
        </draw:connector>
        <draw:custom-shape draw:style-name="gr1" draw:text-style-name="P1" xml:id="id6" draw:id="id6" draw:layer="layout" svg:width="7.5cm" svg:height="1cm" svg:x="1cm" svg:y="14.5cm">
          <text:p text:style-name="P1">WhichLifeToShow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5cm" svg:y1="11.75cm" svg:x2="4.75cm" svg:y2="14.5cm" draw:start-shape="id5" draw:start-glue-point="5" draw:end-shape="id6" draw:end-glue-point="4" svg:d="m3500 11750h-501v2001h1751v749">
          <text:p text:style-name="P1">true</text:p>
        </draw:connector>
        <draw:custom-shape draw:style-name="gr1" draw:text-style-name="P1" xml:id="id7" draw:id="id7" draw:layer="layout" svg:width="11cm" svg:height="2cm" svg:x="6cm" svg:y="17cm">
          <text:p text:style-name="P1">WhichLifeToShow &gt;= 6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1.5cm" svg:y1="17cm" svg:x2="4.75cm" svg:y2="15.5cm" draw:start-shape="id7" draw:end-shape="id6" draw:end-glue-point="6" svg:d="m11500 17000v-749h-6750v-751">
          <text:p/>
        </draw:connector>
        <draw:custom-shape draw:style-name="gr1" draw:text-style-name="P1" xml:id="id8" draw:id="id8" draw:layer="layout" svg:width="7.5cm" svg:height="1.5cm" svg:x="19cm" svg:y="16.5cm">
          <text:p text:style-name="P1">Demon di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999cm" svg:x1="17cm" svg:y1="18cm" svg:x2="22.75cm" svg:y2="16.5cm" draw:start-shape="id7" draw:start-glue-point="7" draw:end-shape="id8" draw:end-glue-point="4" svg:d="m17000 18000h1001v-4000h4749v2500">
          <text:p text:style-name="P1">tru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0S</meta:editing-duration>
    <meta:editing-cycles>3</meta:editing-cycles>
    <meta:generator>LibreOffice/3.6$Windows_x86 LibreOffice_project/da8c1e6-fd468f4-454e206-f42a4a9-143cfd</meta:generator>
    <dc:date>2012-12-17T18:52:56.82</dc:date>
    <meta:document-statistic meta:object-count="15"/>
  </office:meta>
</office:document-meta>
</file>